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7000000B422178917.jpg" manifest:media-type=""/>
  <manifest:file-entry manifest:full-path="Pictures/10000000000005000000050AA5447F5F.jpg" manifest:media-type=""/>
  <manifest:file-entry manifest:full-path="Pictures/10000000000000DF000000E2E1E011C7.jpg" manifest:media-type=""/>
  <manifest:file-entry manifest:full-path="Pictures/100000000000010B000000BDF030B42A.jpg" manifest:media-type=""/>
  <manifest:file-entry manifest:full-path="Pictures/10000000000001F400000167AA532F6B.jpg" manifest:media-type=""/>
  <manifest:file-entry manifest:full-path="Pictures/100002010000050A000003F3254C9BA3.png" manifest:media-type=""/>
  <manifest:file-entry manifest:full-path="Pictures/1000020100000258000001C26661ACD8.png" manifest:media-type=""/>
  <manifest:file-entry manifest:full-path="Pictures/10000000000001A0000000EA74E92C68.jpg" manifest:media-type=""/>
  <manifest:file-entry manifest:full-path="Pictures/10000000000004FB00000380B95C5EB2.jpg" manifest:media-type=""/>
  <manifest:file-entry manifest:full-path="Pictures/10000000000001690000016D676EA58E.jpg" manifest:media-type=""/>
  <manifest:file-entry manifest:full-path="Pictures/100002010000050A000003F308207A39.png" manifest:media-type=""/>
  <manifest:file-entry manifest:full-path="Pictures/100000000000051A000003D4DF971E24.jpg" manifest:media-type=""/>
  <manifest:file-entry manifest:full-path="Pictures/100002010000050A000003F3E7E11A71.png" manifest:media-type=""/>
  <manifest:file-entry manifest:full-path="Pictures/100002000000028A000001B816C06EEF.gif" manifest:media-type=""/>
  <manifest:file-entry manifest:full-path="Pictures/100000000000022A0000019F02914884.gif" manifest:media-type=""/>
  <manifest:file-entry manifest:full-path="Pictures/1000020100000286000001C3A26ED0B4.png" manifest:media-type=""/>
  <manifest:file-entry manifest:full-path="Pictures/1000000000000780000004380C0A0D54.jpg" manifest:media-type=""/>
  <manifest:file-entry manifest:full-path="Pictures/10000000000008000000060070A911D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pecial Elite" svg:font-family="'Special Elite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5" style:repeat="stretch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000000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bitmap" draw:fill-image-name="Bitmape_20_6" style:repeat="stretch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7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bitmap" draw:fill-image-name="Bitmape_20_8" style:repeat="stretch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9" style:repeat="stretch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bitmap" draw:fill-image-name="Bitmape_20_10" style:repeat="stretch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Bitmape_20_11" style:repeat="stretch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4c4c4c" draw:stroke-linejoin="round" draw:fill="solid" draw:fill-color="#ffffff" draw:textarea-vertical-align="middle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bitmap" draw:fill-image-name="Bitmape_20_12" style:repeat="stretch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Bitmape_20_13" style:repeat="stretch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bitmap" draw:fill-image-name="Bitmape_20_14" style:repeat="stretch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5" style:repeat="stretch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6" style:repeat="stretch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7" style:repeat="stretch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18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.847cm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P3" style:family="paragraph">
      <style:paragraph-properties fo:text-align="center" style:font-independent-line-spacing="true"/>
      <style:text-properties fo:font-size="60pt" style:font-size-asian="60pt" style:font-size-complex="60pt"/>
    </style:style>
    <style:style style:name="P4" style:family="paragraph">
      <style:paragraph-properties fo:margin-left="0cm" fo:margin-right="0cm" fo:margin-top="0cm" fo:margin-bottom="0cm" fo:line-height="100%" fo:text-align="center" fo:text-indent="0.529cm">
        <style:tab-stops>
          <style:tab-stop style:position="0cm"/>
        </style:tab-stops>
      </style:paragraph-properties>
    </style:style>
    <style:style style:name="P5" style:family="paragraph">
      <style:paragraph-properties fo:text-align="center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.953cm" fo:margin-right="0cm" fo:margin-top="0.212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.635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212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left="0cm" fo:margin-right="0cm" fo:margin-top="0.169cm" fo:margin-bottom="0cm" fo:line-height="100%" fo:text-align="start" fo:text-indent="0cm"/>
    </style:style>
    <style:style style:name="T1" style:family="text">
      <style:text-properties fo:color="#ffff00" style:text-line-through-style="none" style:font-name="Special Elite" fo:font-size="60pt" fo:letter-spacing="normal" fo:font-style="normal" style:text-underline-style="none" fo:font-weight="bold" style:font-name-asian="Special Elite" style:font-size-asian="60pt" style:font-style-asian="normal" style:font-weight-asian="bold" style:font-name-complex="Special Elite" style:font-size-complex="60pt" style:font-style-complex="normal" style:font-weight-complex="bold"/>
    </style:style>
    <style:style style:name="T2" style:family="text">
      <style:text-properties fo:color="#ff9900" style:text-line-through-style="none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3" style:family="text">
      <style:text-properties fo:color="#ffffff" style:text-line-through-style="none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color="#ffffff" style:text-line-through-style="none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color="#ffffff" style:text-line-through-style="none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color="#ffffff" style:text-line-through-style="none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color="#ffffff" style:text-line-through-styl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8" style:family="text">
      <style:text-properties fo:color="#ffffff" style:text-line-through-styl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color="#6fa8dc" style:text-line-through-style="none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6fa8dc" style:text-line-through-style="none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fo:color="#ffffff" style:text-line-through-style="none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2" style:family="text"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text-line-through-style="none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f3f3f3" style:text-line-through-style="none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6" style:family="text">
      <style:text-properties fo:color="#f3f3f3" style:text-line-through-styl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7" style:family="text">
      <style:text-properties fo:color="#ffffff"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ffffff"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ffffff" style:text-line-through-style="none" style:font-name="Arial1" fo:font-size="30pt" fo:letter-spacing="normal" fo:font-style="italic" style:text-underline-style="none" fo:font-weight="normal" style:font-name-asian="Arial1" style:font-size-asian="30pt" style:font-style-asian="italic" style:font-weight-asian="normal" style:font-name-complex="Arial1" style:font-size-complex="30pt" style:font-style-complex="italic" style:font-weight-complex="normal"/>
    </style:style>
    <style:style style:name="T20" style:family="text">
      <style:text-properties fo:color="#5ea7aa" style:text-line-through-style="none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color="#5ea7aa" style:text-line-through-style="none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2" style:family="text">
      <style:text-properties fo:color="#5ea7aa" style:text-line-through-style="none" style:font-name="Arial1" fo:font-size="30pt" fo:letter-spacing="normal" fo:font-style="normal" style:text-underline-style="solid" style:text-underline-width="auto" style:text-underline-color="font-color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23" style:family="text">
      <style:text-properties fo:color="#5ea7aa" style:text-line-through-style="none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ffffff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ffffff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07cm" text:min-label-width="1.163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07cm" text:min-label-width="1.163cm"/>
        <style:text-properties fo:font-family="Arial" style:font-family-generic="swiss" fo:color="#f3f3f3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107cm" text:min-label-width="1.163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107cm" text:min-label-width="1.163cm"/>
        <style:text-properties fo:font-family="Arial" style:font-family-generic="swiss" fo:color="#f3f3f3" fo:font-size="166%"/>
      </text:list-level-style-bullet>
      <text:list-level-style-bullet text:level="2" text:bullet-char="o">
        <style:list-level-properties text:space-before="1.377cm" text:min-label-width="1.163cm"/>
        <style:text-properties fo:font-family="'Courier New'" style:font-family-generic="modern" style:font-pitch="fixed" fo:color="#f3f3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377cm" text:min-label-width="1.163cm"/>
        <style:text-properties fo:font-family="'Courier New'" style:font-family-generic="modern" style:font-pitch="fixed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377cm" text:min-label-width="1.163cm"/>
        <style:text-properties fo:font-family="'Courier New'" style:font-family-generic="modern" style:font-pitch="fixed" fo:color="#ffffff" fo:font-size="100%"/>
      </text:list-level-style-bullet>
      <text:list-level-style-bullet text:level="3" text:bullet-char="">
        <style:list-level-properties text:space-before="2.647cm" text:min-label-width="1.163cm"/>
        <style:text-properties fo:font-family="Wingdings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107cm" text:min-label-width="1.163cm"/>
        <style:text-properties fo:color="#ffffff" fo:font-size="100%"/>
      </text:list-level-style-number>
      <text:list-level-style-bullet text:level="2" text:bullet-char="o">
        <style:list-level-properties text:space-before="1.377cm" text:min-label-width="1.163cm"/>
        <style:text-properties fo:font-family="'Courier New'" style:font-family-generic="modern" style:font-pitch="fixed" fo:color="#ffffff" fo:font-size="100%"/>
      </text:list-level-style-bullet>
      <text:list-level-style-bullet text:level="3" text:bullet-char="">
        <style:list-level-properties text:space-before="2.647cm" text:min-label-width="1.163cm"/>
        <style:text-properties fo:font-family="Wingdings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694cm" text:min-label-width="0.846cm"/>
        <style:text-properties fo:font-family="'Courier New'" style:font-family-generic="modern" style:font-pitch="fixed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218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23" draw:style-name="gr1" draw:text-style-name="P1" draw:layer="layout" svg:width="25.399cm" svg:height="19.049cm" svg:x="-0.002cm" svg:y="-0.212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" presentation:style-name="pr1" draw:text-style-name="P3" draw:layer="layout" svg:width="23.73cm" svg:height="4.295cm" svg:x="-0.465cm" svg:y="1.443cm" presentation:class="title" presentation:user-transformed="true">
          <draw:text-box>
            <text:p text:style-name="P2"><text:span text:style-name="T1">NETENTION</text:span><text:span text:style-name="T1"><text:line-break/></text:span><text:span text:style-name="T1">NEIGHBORHOOD</text:span></text:p>
          </draw:text-box>
        </draw:frame>
        <draw:frame draw:name="Shape 25" presentation:style-name="pr2" draw:text-style-name="P5" draw:layer="layout" svg:width="23.541cm" svg:height="4.687cm" svg:x="0.929cm" svg:y="14.329cm" presentation:class="subtitle" presentation:user-transformed="true">
          <draw:text-box>
            <text:p text:style-name="P4"><text:span text:style-name="T2">surveillance, supply, security, statistics, status, simplicity </text:span></text:p>
            <text:p text:style-name="P4"><text:span text:style-name="T2">self-sufficiency</text:span></text:p>
          </draw:text-box>
        </draw:frame>
        <presentation:notes draw:style-name="dp2">
          <draw:page-thumbnail draw:name="Shape 27" draw:style-name="gr2" draw:layer="layout" svg:width="12.7cm" svg:height="9.524cm" svg:x="3.176cm" svg:y="1.905cm" draw:page-number="1" presentation:class="page"/>
          <draw:frame draw:name="Shape 28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30" presentation:style-name="pr4" draw:text-style-name="P6" draw:layer="layout" svg:width="12.098cm" svg:height="8.231cm" svg:x="0.354cm" svg:y="0.265cm" presentation:class="outline" presentation:user-transformed="true">
          <draw:text-box>
            <text:p text:style-name="P7"><text:span text:style-name="T3">INPUT</text:span></text:p>
            <text:list text:style-name="L4">
              <text:list-item>
                <text:p text:style-name="P8"><text:span text:style-name="T4">webcams</text:span></text:p>
              </text:list-item>
              <text:list-item>
                <text:p text:style-name="P8"><text:span text:style-name="T4">microphones</text:span></text:p>
              </text:list-item>
              <text:list-item>
                <text:p text:style-name="P8"><text:span text:style-name="T4">...other sensors</text:span></text:p>
              </text:list-item>
            </text:list>
            <text:p text:style-name="P7"><text:span text:style-name="T3">OUTPUT</text:span></text:p>
            <text:p text:style-name="P7"><text:span text:style-name="T4">...nobjects</text:span></text:p>
          </draw:text-box>
        </draw:frame>
        <draw:custom-shape draw:name="Shape 31" draw:style-name="gr3" draw:text-style-name="P1" draw:layer="layout" svg:width="14.316cm" svg:height="11.23cm" svg:x="-0.611cm" svg:y="8.0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4" draw:text-style-name="P1" draw:layer="layout" svg:width="13.36cm" svg:height="10.471cm" svg:x="12.039cm" svg:y="-0.3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5" draw:text-style-name="P1" draw:layer="layout" svg:width="6.758cm" svg:height="4.85cm" svg:x="14.049cm" svg:y="10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6" draw:text-style-name="P1" draw:layer="layout" svg:width="6.758cm" svg:height="4.85cm" svg:x="18.891cm" svg:y="14.3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7" draw:text-style-name="P6" draw:layer="layout" svg:width="11.77cm" svg:height="0.256cm" svg:x="13.706cm" svg:y="9.881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7" draw:style-name="gr2" draw:layer="layout" svg:width="12.7cm" svg:height="9.524cm" svg:x="3.176cm" svg:y="1.905cm" draw:page-number="2" presentation:class="page"/>
          <draw:frame draw:name="Shape 3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SVEILLANCE&#10;inverse-surveillance" draw:style-name="dp1" draw:master-page-name="Title_20_and_20_Body" presentation:presentation-page-layout-name="AL2T1">
        <draw:frame draw:name="Shape 40" presentation:style-name="pr6" draw:text-style-name="P6" draw:layer="layout" svg:width="22.859cm" svg:height="3.174cm" svg:x="1.058cm" svg:y="0.763cm" presentation:class="title" presentation:user-transformed="true">
          <draw:text-box>
            <text:p text:style-name="P9"><text:span text:style-name="T5">SOUSVEILLANCE</text:span><text:span text:style-name="T5"><text:line-break/></text:span><text:span text:style-name="T6">inverse-surveillance</text:span></text:p>
          </draw:text-box>
        </draw:frame>
        <draw:frame draw:name="Shape 41" presentation:style-name="pr4" draw:text-style-name="P6" draw:layer="layout" svg:width="13.004cm" svg:height="8.934cm" svg:x="1.058cm" svg:y="3.81cm" presentation:class="outline" presentation:user-transformed="true">
          <draw:text-box>
            <text:p text:style-name="P7"><text:span text:style-name="T7">Sousveillance involves community-based recording and measuring of environmental phenomena, such as your government.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7"><text:span text:style-name="T8">READ MORE: </text:span></text:p>
            <text:p text:style-name="P7"><text:span text:style-name="T9"><text:a xlink:href="http://en.wikipedia.org/wiki/Sousveillance" xlink:type="simple">http://en.wikipedia.org/wiki/Sousveillance</text:a></text:span></text:p>
            <text:p text:style-name="P7"><text:span text:style-name="T10"><text:a xlink:href="http://hplusmagazine.com/2011/05/23/david-brin-on-the-path-to-positive-sousveillance/" xlink:type="simple">http://hplusmagazine.com/2011/05/23/david-brin-on-the-path-to-positive-sousveillance/</text:a></text:span></text:p>
            <text:p text:style-name="P7"><text:span text:style-name="T10"><text:a xlink:href="http://www.acceleratingfuture.com/people-blog/2009/is-sousveillance-the-best-path-to-ethical-agi/" xlink:type="simple">http://www.acceleratingfuture.com/people-blog/2009/is-sousveillance-the-best-path-to-ethical-agi/</text:a></text:span></text:p>
          </draw:text-box>
        </draw:frame>
        <draw:custom-shape draw:name="Shape 42" draw:style-name="gr8" draw:text-style-name="P1" draw:layer="layout" svg:width="9.784cm" svg:height="9.937cm" svg:x="14.606cm" svg:y="4.5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4" draw:style-name="gr2" draw:layer="layout" svg:width="12.7cm" svg:height="9.524cm" svg:x="3.176cm" svg:y="1.905cm" draw:page-number="3" presentation:class="page"/>
          <draw:frame draw:name="Shape 4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Shape 47" draw:style-name="gr9" draw:text-style-name="P1" draw:layer="layout" svg:width="25.399cm" svg:height="19.906cm" svg:x="0cm" svg:y="-0.3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2.7cm" svg:height="9.524cm" svg:x="3.176cm" svg:y="1.905cm" draw:page-number="4" presentation:class="page"/>
          <draw:frame draw:name="Shape 50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Shape 52" draw:style-name="gr10" draw:text-style-name="P6" draw:layer="layout" svg:width="24.408cm" svg:height="10.957cm" svg:x="0.87cm" svg:y="0.569cm">
          <text:p text:style-name="P10"><text:span text:style-name="T11">4D SPACETIME ENVIRONMENT MODEL</text:span></text:p>
          <text:list text:style-name="L9">
            <text:list-item>
              <text:p text:style-name="P10"><text:span text:style-name="T7">Inter-connected datapoints (knowbjects) with metadata</text:span></text:p>
            </text:list-item>
            <text:list-item>
              <text:p text:style-name="P10"><text:span text:style-name="T7">GPS</text:span></text:p>
            </text:list-item>
            <text:list-item>
              <text:p text:style-name="P10"><text:span text:style-name="T7">Structure in Motion (PhotoSynth) - multiple camera input -&gt; animated 3D model</text:span></text:p>
            </text:list-item>
            <text:list-item>
              <text:p text:style-name="P10"><text:span text:style-name="T7">Auto-forget “uninteresting” history segments to conserve memory</text:span></text:p>
            </text:list-item>
          </text:list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11" draw:text-style-name="P1" draw:layer="layout" svg:width="7.299cm" svg:height="7.367cm" svg:x="2.183cm" svg:y="11.4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2" draw:text-style-name="P1" draw:layer="layout" svg:width="10.338cm" svg:height="6.699cm" svg:x="12.011cm" svg:y="10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7" draw:text-style-name="P6" draw:layer="layout" svg:width="10.921cm" svg:height="2.081cm" svg:x="11.667cm" svg:y="10.617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3" draw:text-style-name="P6" draw:layer="layout" svg:width="10.338cm" svg:height="0.072cm" svg:x="12.012cm" svg:y="12.7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8" draw:style-name="gr2" draw:layer="layout" svg:width="12.7cm" svg:height="9.524cm" svg:x="3.176cm" svg:y="1.905cm" draw:page-number="5" presentation:class="page"/>
          <draw:frame draw:name="Shape 59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2"><text:span text:style-name="T13">NOTES:</text:span></text:p>
              <text:p text:style-name="P12"><text:span text:style-name="T14"><text:a xlink:href="http://www.cs.cornell.edu/~snavely/bundler/" xlink:type="simple">http://www.cs.cornell.edu/~snavely/bundler/</text:a></text:span></text:p>
              <text:p text:style-name="P12"><text:span text:style-name="T14"><text:a xlink:href="https://code.google.com/p/pixelstruct/" xlink:type="simple">https://code.google.com/p/pixelstruct/</text:a></text:span></text:p>
              <text:p text:style-name="P12"><text:span text:style-name="T14"><text:a xlink:href="http://en.wikipedia.org/wiki/UIMA" xlink:type="simple">http://en.wikipedia.org/wiki/UIMA</text:a></text:span></text:p>
            </draw:text-box>
          </draw:frame>
        </presentation:notes>
      </draw:page>
      <draw:page draw:name="page6" draw:style-name="dp1" draw:master-page-name="Blank">
        <draw:custom-shape draw:name="Shape 61" draw:style-name="gr10" draw:text-style-name="P6" draw:layer="layout" svg:width="25.399cm" svg:height="7.345cm" svg:x="0.677cm" svg:y="0.457cm">
          <text:p text:style-name="P10"><text:span text:style-name="T11">RECOGNIZE &amp; TRACK</text:span></text:p>
          <text:list text:style-name="L9">
            <text:list-item>
              <text:p text:style-name="P10"><text:span text:style-name="T7">what it is</text:span></text:p>
            </text:list-item>
            <text:list-item>
              <text:p text:style-name="P10"><text:span text:style-name="T7">who it is (and their public online identity)</text:span></text:p>
            </text:list-item>
            <text:list-item>
              <text:p text:style-name="P10"><text:span text:style-name="T7">where it goes</text:span></text:p>
            </text:list-item>
            <text:list-item>
              <text:p text:style-name="P10"><text:span text:style-name="T7">where it looks</text:span></text:p>
            </text:list-item>
          </text:list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4" draw:text-style-name="P1" draw:layer="layout" svg:width="18.252cm" svg:height="10.262cm" svg:x="-3.454cm" svg:y="8.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15" draw:text-style-name="P1" draw:layer="layout" svg:width="14.144cm" svg:height="10.469cm" svg:x="12.167cm" svg:y="8.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2" draw:layer="layout" svg:width="12.7cm" svg:height="9.524cm" svg:x="3.176cm" svg:y="1.905cm" draw:page-number="6" presentation:class="page"/>
          <draw:frame draw:name="Shape 66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Shape 68" draw:style-name="gr10" draw:text-style-name="P6" draw:layer="layout" svg:width="20.715cm" svg:height="7.113cm" svg:x="0.917cm" svg:y="0.792cm">
          <text:p text:style-name="P11"><text:span text:style-name="T15">REACT</text:span></text:p>
          <text:list text:style-name="L14">
            <text:list-item>
              <text:p text:style-name="P11"><text:span text:style-name="T16">Generate alerts and reports</text:span></text:p>
            </text:list-item>
            <text:list-item>
              <text:p text:style-name="P11"><text:span text:style-name="T16">Activate/deactivate actions</text:span></text:p>
            </text:list-item>
            <text:list-item>
              <text:p text:style-name="P11"><text:span text:style-name="T16">Access web services</text:span></text:p>
            </text:list-item>
            <text:list-item>
              <text:p text:style-name="P11"><text:span text:style-name="T16">Contact via IM, e-mail, phone, SMS</text:span></text:p>
            </text:list-item>
          </text:list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9">
          <draw:custom-shape draw:name="Shape 70" draw:style-name="gr16" draw:text-style-name="P6" draw:layer="layout" svg:width="11.441cm" svg:height="8.197cm" svg:x="13.118cm" svg:y="9.785cm">
            <text:p text:style-name="P11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1" draw:style-name="gr17" draw:text-style-name="P1" draw:layer="layout" svg:width="10.925cm" svg:height="7.423cm" svg:x="13.205cm" svg:y="10.5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72" draw:style-name="gr18" draw:text-style-name="P1" draw:layer="layout" svg:width="11.124cm" svg:height="8.344cm" svg:x="1.232cm" svg:y="9.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4" draw:style-name="gr2" draw:layer="layout" svg:width="12.7cm" svg:height="9.524cm" svg:x="3.176cm" svg:y="1.905cm" draw:page-number="7" presentation:class="page"/>
          <draw:frame draw:name="Shape 75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Shape 77" draw:style-name="gr10" draw:text-style-name="P6" draw:layer="layout" svg:width="20.715cm" svg:height="7.113cm" svg:x="0.917cm" svg:y="0.792cm">
          <text:p text:style-name="P11"><text:span text:style-name="T15">DELIVERY NETWORK</text:span></text:p>
          <text:list text:style-name="L14">
            <text:list-item>
              <text:p text:style-name="P11"><text:span text:style-name="T16">When excess or lack-of are detected, a delivery can be scheduled</text:span></text:p>
            </text:list-item>
            <text:list-item>
              <text:p text:style-name="P11"><text:span text:style-name="T16">Operates across a wide range of robot devices capable of safely carrying different sizes and weights of packages certain distances</text:span></text:p>
            </text:list-item>
          </text:list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8" draw:text-style-name="P1" draw:layer="layout" svg:width="11.124cm" svg:height="8.344cm" svg:x="5.713cm" svg:y="9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0" draw:style-name="gr2" draw:layer="layout" svg:width="12.7cm" svg:height="9.524cm" svg:x="3.176cm" svg:y="1.905cm" draw:page-number="8" presentation:class="page"/>
          <draw:frame draw:name="Shape 8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Shape 83" draw:style-name="gr10" draw:text-style-name="P6" draw:layer="layout" svg:width="20.715cm" svg:height="7.113cm" svg:x="0.917cm" svg:y="0.792cm">
          <text:p text:style-name="P11"><text:span text:style-name="T15">ANIMAL COLLAR NETWORK</text:span></text:p>
          <text:list text:style-name="L14">
            <text:list-item>
              <text:p text:style-name="P11"><text:span text:style-name="T16">Various sensors </text:span></text:p>
            </text:list-item>
          </text:list>
          <text:list text:style-name="L16">
            <text:list-item>
              <text:list>
                <text:list-item>
                  <text:p text:style-name="P11"><text:span text:style-name="T16">Camera</text:span></text:p>
                </text:list-item>
                <text:list-item>
                  <text:p text:style-name="P11"><text:span text:style-name="T16">Microphone</text:span></text:p>
                </text:list-item>
                <text:list-item>
                  <text:p text:style-name="P11"><text:span text:style-name="T16">Accelerometer</text:span></text:p>
                </text:list-item>
                <text:list-item>
                  <text:p text:style-name="P11"><text:span text:style-name="T16">GPS</text:span></text:p>
                </text:list-item>
              </text:list>
            </text:list-item>
            <text:list-item>
              <text:p text:style-name="P11"><text:span text:style-name="T16">Minimal wireless transmission (avoid electrosmog)</text:span></text:p>
            </text:list-item>
            <text:list-item>
              <text:p text:style-name="P11"><text:span text:style-name="T16">USB hub for download (at end of day)</text:span></text:p>
            </text:list-item>
            <text:list-item>
              <text:p text:style-name="P11"><text:span text:style-name="T16">Solar or battery powered</text:span></text:p>
            </text:list-item>
            <text:list-item>
              <text:p text:style-name="P11"><text:span text:style-name="T16">Doesn’t involve invasive surgery or impla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2" draw:layer="layout" svg:width="12.7cm" svg:height="9.524cm" svg:x="3.176cm" svg:y="1.905cm" draw:page-number="9" presentation:class="page"/>
          <draw:frame draw:name="Shape 86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 INVENTORY" draw:style-name="dp1" draw:master-page-name="Title_20_and_20_Body" presentation:presentation-page-layout-name="AL2T1">
        <draw:frame draw:name="Shape 88" presentation:style-name="pr6" draw:text-style-name="P6" draw:layer="layout" svg:width="22.859cm" svg:height="3.174cm" svg:x="0.762cm" svg:y="-1.074cm" presentation:class="title" presentation:user-transformed="true">
          <draw:text-box>
            <text:p text:style-name="P9"><text:span text:style-name="T5">RESOURCE INVENTORY</text:span></text:p>
          </draw:text-box>
        </draw:frame>
        <draw:frame draw:name="Shape 89" presentation:style-name="pr4" draw:text-style-name="P6" draw:layer="layout" svg:width="22.859cm" svg:height="6.217cm" svg:x="0.762cm" svg:y="1.549cm" presentation:class="outline" presentation:user-transformed="true">
          <draw:text-box>
            <text:list text:style-name="L17">
              <text:list-item>
                <text:p text:style-name="P10"><text:span text:style-name="T7">Collaborative Consumption</text:span></text:p>
              </text:list-item>
              <text:list-item>
                <text:p text:style-name="P10"><text:span text:style-name="T7">Services / Items Desired (Imaginary Items)</text:span></text:p>
              </text:list-item>
              <text:list-item>
                <text:p text:style-name="P10"><text:span text:style-name="T7">Services / Items for Sale or Exchange</text:span></text:p>
              </text:list-item>
              <text:list-item>
                <text:p text:style-name="P10"><text:span text:style-name="T7">Supply Chain: Scheduled Shopping Lists (+recurring)</text:span></text:p>
              </text:list-item>
            </text:list>
          </draw:text-box>
        </draw:frame>
        <draw:custom-shape draw:name="Shape 90" draw:style-name="gr19" draw:text-style-name="P6" draw:layer="layout" svg:width="15.29cm" svg:height="3.416cm" svg:x="0.618cm" svg:y="15.633cm"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20" draw:text-style-name="P1" draw:layer="layout" svg:width="10.331cm" svg:height="10.446cm" svg:x="14.184cm" svg:y="8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1" draw:text-style-name="P1" draw:layer="layout" svg:width="12.567cm" svg:height="7.702cm" svg:x="0.948cm" svg:y="8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22" draw:text-style-name="P1" draw:layer="layout" svg:width="12.567cm" svg:height="9.429cm" svg:x="0.948cm" svg:y="10.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2" draw:layer="layout" svg:width="12.7cm" svg:height="9.524cm" svg:x="3.176cm" svg:y="1.905cm" draw:page-number="10" presentation:class="page"/>
          <draw:frame draw:name="Shape 96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2"><text:span text:style-name="T17">EAD MORE:</text:span></text:p>
              <text:p text:style-name="P12"><text:span text:style-name="T18">h</text:span><text:span text:style-name="T14"><text:a xlink:href="http://www.sensorica.co/" xlink:type="simple">t</text:a></text:span><text:span text:style-name="T17">READ MORE:</text:span></text:p>
              <text:p text:style-name="P12"><text:span text:style-name="T14"><text:a xlink:href="http://www.sensorica.co/" xlink:type="simple">http://www.sensorica.co/</text:a></text:span></text:p>
              <text:p text:style-name="P12"><text:span text:style-name="T14"><text:a xlink:href="http://edgeryders.eu/economy-app" xlink:type="simple">http://edgeryders.eu/economy-app</text:a></text:span></text:p>
              <text:p text:style-name="P12"><text:span text:style-name="T14"><text:a xlink:href="http://www.lulu.com/shop/david-pinto/pulse/paperback/product-5409152.html" xlink:type="simple">http://www.lulu.com/shop/david-pinto/pulse/paperback/product-5409152.html</text:a></text:span></text:p>
              <text:p text:style-name="P12"><text:span text:style-name="T17">[add others]</text:span></text:p>
              <text:p text:style-name="P12"><text:span text:style-name="T17">ht</text:span><text:span text:style-name="T14"><text:a xlink:href="http://www.sensorica.co/" xlink:type="simple">tp://www.sensorica.co/</text:a></text:span></text:p>
              <text:p text:style-name="P12"><text:span text:style-name="T14"><text:a xlink:href="http://edgeryders.eu/economy-app" xlink:type="simple">http://edgeryders.eu/economy-app</text:a></text:span></text:p>
              <text:p text:style-name="P12"><text:span text:style-name="T14"><text:a xlink:href="http://www.lulu.com/shop/david-pinto/pulse/paperback/product-5409152.html" xlink:type="simple">http://www.lulu.com/shop/david-pinto/pulse/paperback/product-5409152.html</text:a></text:span></text:p>
            </draw:text-box>
          </draw:frame>
        </presentation:notes>
      </draw:page>
      <draw:page draw:name="MESH INTERNET" draw:style-name="dp1" draw:master-page-name="Title_20_and_20_Body" presentation:presentation-page-layout-name="AL2T1">
        <draw:frame draw:name="Shape 98" presentation:style-name="pr6" draw:text-style-name="P6" draw:layer="layout" svg:width="22.859cm" svg:height="3.174cm" svg:x="0.847cm" svg:y="-0.507cm" presentation:class="title" presentation:user-transformed="true">
          <draw:text-box>
            <text:p text:style-name="P9"><text:span text:style-name="T5">MESH INTERNET</text:span></text:p>
          </draw:text-box>
        </draw:frame>
        <draw:frame draw:name="Shape 99" presentation:style-name="pr4" draw:text-style-name="P6" draw:layer="layout" svg:width="22.859cm" svg:height="5.582cm" svg:x="0.847cm" svg:y="2.54cm" presentation:class="outline" presentation:user-transformed="true">
          <draw:text-box>
            <text:list text:style-name="L17">
              <text:list-item>
                <text:p text:style-name="P10"><text:span text:style-name="T7">Suggests best hardware and software options</text:span></text:p>
              </text:list-item>
              <text:list-item>
                <text:p text:style-name="P10"><text:span text:style-name="T7">Monitors link quality</text:span></text:p>
              </text:list-item>
            </text:list>
          </draw:text-box>
        </draw:frame>
        <draw:custom-shape draw:name="Shape 100" draw:style-name="gr23" draw:text-style-name="P1" draw:layer="layout" svg:width="14.657cm" svg:height="10.979cm" svg:x="-1.135cm" svg:y="8.1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24" draw:text-style-name="P1" draw:layer="layout" svg:width="13.677cm" svg:height="10.979cm" svg:x="13.523cm" svg:y="8.1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2" draw:layer="layout" svg:width="12.7cm" svg:height="9.524cm" svg:x="3.176cm" svg:y="1.905cm" draw:page-number="11" presentation:class="page"/>
          <draw:frame draw:name="Shape 104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Shape 106" draw:style-name="gr10" draw:text-style-name="P6" draw:layer="layout" svg:width="25.399cm" svg:height="12.641cm" svg:x="0.381cm" svg:y="0.508cm">
          <text:p text:style-name="P10"><text:span text:style-name="T11">OUTPUT</text:span></text:p>
          <text:list text:style-name="L9">
            <text:list-item>
              <text:p text:style-name="P10"><text:span text:style-name="T7">Web interface</text:span></text:p>
            </text:list-item>
            <text:list-item>
              <text:p text:style-name="P10"><text:span text:style-name="T7">Share with neighbors</text:span></text:p>
            </text:list-item>
          </text:list>
          <text:list text:style-name="L20">
            <text:list-item>
              <text:list>
                <text:list-item>
                  <text:p text:style-name="P10"><text:span text:style-name="T7">stray animal census</text:span></text:p>
                </text:list-item>
                <text:list-item>
                  <text:p text:style-name="P10"><text:span text:style-name="T7">collect evidence</text:span></text:p>
                </text:list-item>
                <text:list-item>
                  <text:p text:style-name="P10"><text:span text:style-name="T7">investigate crime</text:span></text:p>
                </text:list-item>
              </text:list>
            </text:list-item>
            <text:list-item>
              <text:p text:style-name="P10"><text:span text:style-name="T7">Sonification (make data streams audible)</text:span></text:p>
            </text:list-item>
            <text:list-item>
              <text:p text:style-name="P10"><text:span text:style-name="T7">Colors and Sounds</text:span></text:p>
            </text:list-item>
          </text:list>
          <text:list text:style-name="L21">
            <text:list-item>
              <text:list>
                <text:list-item>
                  <text:p text:style-name="P10"><text:span text:style-name="T7">can be learned by animals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10"><text:span text:style-name="T19">[picture of shuka watching security cam]</text:span></text:p>
                    </text:list-item>
                  </text:list>
                </text:list-item>
              </text:list>
            </text:list-item>
          </text:list>
          <text:p text:style-name="P1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8" draw:style-name="gr2" draw:layer="layout" svg:width="12.7cm" svg:height="9.524cm" svg:x="3.176cm" svg:y="1.905cm" draw:page-number="12" presentation:class="page"/>
          <draw:frame draw:name="Shape 109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 IMPLEMENTATION" draw:style-name="dp1" draw:master-page-name="Title_20_and_20_Body" presentation:presentation-page-layout-name="AL2T1">
        <draw:frame draw:name="Shape 11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9"><text:span text:style-name="T5">TECHNOLOGY IMPLEMENTATION</text:span></text:p>
          </draw:text-box>
        </draw:frame>
        <draw:frame draw:name="Shape 112" presentation:style-name="pr4" draw:text-style-name="P6" draw:layer="layout" svg:width="22.859cm" svg:height="13.798cm" svg:x="1.27cm" svg:y="4.045cm" presentation:class="outline" presentation:user-transformed="true">
          <draw:text-box>
            <text:list text:style-name="L17">
              <text:list-item>
                <text:p text:style-name="P10"><text:span text:style-name="T7">Netention (web interface)</text:span></text:p>
              </text:list-item>
              <text:list-item>
                <text:p text:style-name="P10"><text:span text:style-name="T7">dANN (AI algorithms)</text:span></text:p>
              </text:list-item>
              <text:list-item>
                <text:p text:style-name="P10"><text:span text:style-name="T7">OpenCV / Node-OpenCV</text:span></text:p>
              </text:list-item>
            </text:list>
            <text:list text:style-name="L24">
              <text:list-item>
                <text:list>
                  <text:list-item>
                    <text:p text:style-name="P13"><text:span text:style-name="T20"><text:a xlink:href="https://github.com/peterbraden/node-opencv" xlink:type="simple">https://github.com/peterbraden/node-opencv</text:a></text:span></text:p>
                  </text:list-item>
                </text:list>
              </text:list-item>
              <text:list-item>
                <text:p text:style-name="P10"><text:span text:style-name="T7">Predator</text:span></text:p>
              </text:list-item>
            </text:list>
            <text:list text:style-name="L25">
              <text:list-item>
                <text:list>
                  <text:list-item>
                    <text:p text:style-name="P13"><text:span text:style-name="T21"><text:a xlink:href="https://github.com/zk00006/OpenTLD" xlink:type="simple">https://github.com/zk00006/OpenTLD</text:a></text:span></text:p>
                  </text:list-item>
                </text:list>
              </text:list-item>
              <text:list-item>
                <text:p text:style-name="P10"><text:span text:style-name="T7">NuPic (Object recognition)</text:span></text:p>
              </text:list-item>
              <text:list-item>
                <text:p text:style-name="P10"><text:span text:style-name="T7">Bundler (Cameras -&gt; 3D scene)</text:span></text:p>
              </text:list-item>
              <text:list-item>
                <text:p text:style-name="P10"><text:span text:style-name="T7">Linux (stable platform with access to a wide array of peripherals)</text:span></text:p>
              </text:list-item>
              <text:list-item>
                <text:p text:style-name="P10"><text:span text:style-name="T7">Robot Operating System (ROS)</text:span></text:p>
              </text:list-item>
            </text:list>
          </draw:text-box>
        </draw:frame>
        <presentation:notes draw:style-name="dp2">
          <draw:page-thumbnail draw:name="Shape 114" draw:style-name="gr2" draw:layer="layout" svg:width="12.7cm" svg:height="9.524cm" svg:x="3.176cm" svg:y="1.905cm" draw:page-number="13" presentation:class="page"/>
          <draw:frame draw:name="Shape 11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-Source Home Security" draw:style-name="dp1" draw:master-page-name="Title_20_and_20_Body" presentation:presentation-page-layout-name="AL2T1">
        <draw:frame draw:name="Shape 117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9"><text:span text:style-name="T5">Open-Source Home Security</text:span></text:p>
          </draw:text-box>
        </draw:frame>
        <draw:frame draw:name="Shape 118" presentation:style-name="pr4" draw:text-style-name="P6" draw:layer="layout" svg:width="22.859cm" svg:height="13.798cm" svg:x="1.27cm" svg:y="4.445cm" presentation:class="outline" presentation:user-transformed="true">
          <draw:text-box>
            <text:list text:style-name="L17">
              <text:list-item>
                <text:p text:style-name="P10"><text:span text:style-name="T22"><text:a xlink:href="http://www.lavrsen.dk/foswiki/bin/view/Motion/WebHome" xlink:type="simple">motion</text:a></text:span><text:span text:style-name="T7"> - video motion capture daemon (</text:span><text:span text:style-name="T23"><text:a xlink:href="http://infectedproject.wordpress.com/2007/06/26/set-up-a-webcam-security-system/" xlink:type="simple">1</text:a></text:span><text:span text:style-name="T7">)</text:span></text:p>
              </text:list-item>
              <text:list-item>
                <text:p text:style-name="P10"><text:span text:style-name="T22"><text:a xlink:href="http://www.linuxmce.org/" xlink:type="simple">LinuxMCE</text:a></text:span><text:span text:style-name="T7"> - home automation and media player (uses </text:span><text:span text:style-name="T11">‘motion’</text:span><text:span text:style-name="T7">)</text:span></text:p>
              </text:list-item>
              <text:list-item>
                <text:p text:style-name="P10"><text:span text:style-name="T22"><text:a xlink:href="http://www.zoneminder.com/wiki/index.php/Documentation" xlink:type="simple">ZoneMinder</text:a></text:span><text:span text:style-name="T7"> - web-controlled home security (w/ motion detection)</text:span></text:p>
              </text:list-item>
              <text:list-item>
                <text:p text:style-name="P10"><text:span text:style-name="T22"><text:a xlink:href="http://www.ispyconnect.com/" xlink:type="simple">iSpy</text:a></text:span><text:span text:style-name="T7"> - Windows-based home surveillance</text:span></text:p>
              </text:list-item>
              <text:list-item>
                <text:p text:style-name="P10"><text:span text:style-name="T23"><text:a xlink:href="http://ubuntuguide.org/wiki/Ubuntu_Oneiric_Home_Security_and_Automation" xlink:type="simple">Other projects</text:a></text:span></text:p>
              </text:list-item>
            </text:list>
          </draw:text-box>
        </draw:frame>
        <presentation:notes draw:style-name="dp2">
          <draw:page-thumbnail draw:name="Shape 120" draw:style-name="gr2" draw:layer="layout" svg:width="12.7cm" svg:height="9.524cm" svg:x="3.176cm" svg:y="1.905cm" draw:page-number="14" presentation:class="page"/>
          <draw:frame draw:name="Shape 12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Special Elite" svg:font-family="'Special Elite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8000000060070A911D4.jpg" xlink:type="simple" xlink:show="embed" xlink:actuate="onLoad"/>
    <draw:fill-image draw:name="Bitmape_20_10" draw:display-name="Bitmape 10" xlink:href="Pictures/1000000000000780000004380C0A0D54.jpg" xlink:type="simple" xlink:show="embed" xlink:actuate="onLoad"/>
    <draw:fill-image draw:name="Bitmape_20_11" draw:display-name="Bitmape 11" xlink:href="Pictures/1000020100000286000001C3A26ED0B4.png" xlink:type="simple" xlink:show="embed" xlink:actuate="onLoad"/>
    <draw:fill-image draw:name="Bitmape_20_12" draw:display-name="Bitmape 12" xlink:href="Pictures/100002000000028A000001B816C06EEF.gif" xlink:type="simple" xlink:show="embed" xlink:actuate="onLoad"/>
    <draw:fill-image draw:name="Bitmape_20_13" draw:display-name="Bitmape 13" xlink:href="Pictures/100000000000051A000003D4DF971E24.jpg" xlink:type="simple" xlink:show="embed" xlink:actuate="onLoad"/>
    <draw:fill-image draw:name="Bitmape_20_14" draw:display-name="Bitmape 14" xlink:href="Pictures/10000000000001690000016D676EA58E.jpg" xlink:type="simple" xlink:show="embed" xlink:actuate="onLoad"/>
    <draw:fill-image draw:name="Bitmape_20_15" draw:display-name="Bitmape 15" xlink:href="Pictures/10000000000001A0000000EA74E92C68.jpg" xlink:type="simple" xlink:show="embed" xlink:actuate="onLoad"/>
    <draw:fill-image draw:name="Bitmape_20_16" draw:display-name="Bitmape 16" xlink:href="Pictures/1000020100000258000001C26661ACD8.png" xlink:type="simple" xlink:show="embed" xlink:actuate="onLoad"/>
    <draw:fill-image draw:name="Bitmape_20_17" draw:display-name="Bitmape 17" xlink:href="Pictures/100000000000022A0000019F02914884.gif" xlink:type="simple" xlink:show="embed" xlink:actuate="onLoad"/>
    <draw:fill-image draw:name="Bitmape_20_18" draw:display-name="Bitmape 18" xlink:href="Pictures/10000000000004FB00000380B95C5EB2.jpg" xlink:type="simple" xlink:show="embed" xlink:actuate="onLoad"/>
    <draw:fill-image draw:name="Bitmape_20_2" draw:display-name="Bitmape 2" xlink:href="Pictures/100002010000050A000003F3254C9BA3.png" xlink:type="simple" xlink:show="embed" xlink:actuate="onLoad"/>
    <draw:fill-image draw:name="Bitmape_20_3" draw:display-name="Bitmape 3" xlink:href="Pictures/100002010000050A000003F3E7E11A71.png" xlink:type="simple" xlink:show="embed" xlink:actuate="onLoad"/>
    <draw:fill-image draw:name="Bitmape_20_4" draw:display-name="Bitmape 4" xlink:href="Pictures/10000000000001F400000167AA532F6B.jpg" xlink:type="simple" xlink:show="embed" xlink:actuate="onLoad"/>
    <draw:fill-image draw:name="Bitmape_20_5" draw:display-name="Bitmape 5" xlink:href="Pictures/100000000000010B000000BDF030B42A.jpg" xlink:type="simple" xlink:show="embed" xlink:actuate="onLoad"/>
    <draw:fill-image draw:name="Bitmape_20_6" draw:display-name="Bitmape 6" xlink:href="Pictures/10000000000000DF000000E2E1E011C7.jpg" xlink:type="simple" xlink:show="embed" xlink:actuate="onLoad"/>
    <draw:fill-image draw:name="Bitmape_20_7" draw:display-name="Bitmape 7" xlink:href="Pictures/100002010000050A000003F308207A39.png" xlink:type="simple" xlink:show="embed" xlink:actuate="onLoad"/>
    <draw:fill-image draw:name="Bitmape_20_8" draw:display-name="Bitmape 8" xlink:href="Pictures/10000000000005000000050AA5447F5F.jpg" xlink:type="simple" xlink:show="embed" xlink:actuate="onLoad"/>
    <draw:fill-image draw:name="Bitmape_20_9" draw:display-name="Bitmape 9" xlink:href="Pictures/1000000000000117000000B422178917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0000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4.295cm" svg:x="1.905cm" svg:y="5.864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9T18:49:28.640057362</dc:date>
    <meta:document-statistic meta:object-count="106"/>
    <meta:generator>LibreOffice/4.1.2.3$Linux_X86_64 LibreOffice_project/410m0$Build-3</meta:generator>
  </office:meta>
</office:document-meta>
</file>